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01cm" fo:padding-top="0cm" fo:padding-bottom="0cm" fo:padding-left="0cm" fo:padding-right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dash" draw:stroke-dash="Ultrafine_20_2_20_Dots_20_3_20_Dashes" svg:stroke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9pt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margin-left="0cm" fo:margin-right="0cm" fo:text-indent="0cm"/>
      <style:text-properties fo:font-family="'Standard Symbols L'" style:font-pitch="variable" style:font-charset="x-symbol" fo:font-size="9pt"/>
    </style:style>
    <style:style style:name="T1" style:family="text">
      <style:text-properties fo:font-size="9pt"/>
    </style:style>
    <style:style style:name="T2" style:family="text">
      <style:text-properties fo:font-family="'Standard Symbols L'" style:font-pitch="variable" style:font-charset="x-symbol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5cm" svg:height="2.5cm" svg:x="2.977cm" svg:y="1.1cm">
            <text:p text:style-name="P2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06cm" svg:height="0.374cm" svg:x="2.395cm" svg:y="5.2cm">
            <draw:text-box>
              <text:p text:style-name="P2"><text:span text:style-name="T1">rlatv(j)</text:span></text:p>
            </draw:text-box>
          </draw:frame>
          <draw:frame draw:style-name="gr2" draw:text-style-name="P3" draw:layer="layout" svg:width="1.378cm" svg:height="0.374cm" svg:x="5.735cm" svg:y="5.2cm">
            <draw:text-box>
              <text:p text:style-name="P2"><text:span text:style-name="T1">rlatv(j-1)</text:span></text:p>
            </draw:text-box>
          </draw:frame>
          <draw:line draw:style-name="gr3" draw:text-style-name="P4" draw:layer="layout" svg:x1="1.3cm" svg:y1="5.1cm" svg:x2="7.8cm" svg:y2="5.1cm">
            <text:p text:style-name="P2"/>
          </draw:line>
          <draw:frame draw:style-name="gr4" draw:text-style-name="P5" draw:layer="layout" svg:width="0.167cm" svg:height="0.416cm" svg:x="7.499cm" svg:y="5.181cm">
            <draw:text-box>
              <text:p text:style-name="P2"><text:span text:style-name="T2">f</text:span></text:p>
            </draw:text-box>
          </draw:frame>
          <draw:line draw:style-name="gr3" draw:text-style-name="P4" draw:layer="layout" svg:x1="1.977cm" svg:y1="5.5cm" svg:x2="1.977cm" svg:y2="0.2cm">
            <text:p text:style-name="P2"/>
          </draw:line>
          <draw:frame draw:style-name="gr2" draw:text-style-name="P3" draw:layer="layout" svg:width="0.205cm" svg:height="0.374cm" svg:x="1.577cm" svg:y="0.1cm">
            <draw:text-box>
              <text:p text:style-name="P2"><text:span text:style-name="T1">p</text:span></text:p>
            </draw:text-box>
          </draw:frame>
          <draw:line draw:style-name="gr5" draw:text-style-name="P4" draw:layer="layout" svg:x1="4.777cm" svg:y1="5.2cm" svg:x2="4.777cm" svg:y2="2.1cm">
            <text:p text:style-name="P2"/>
          </draw:line>
          <draw:frame draw:style-name="gr2" draw:text-style-name="P3" draw:layer="layout" svg:width="1.077cm" svg:height="0.374cm" svg:x="4.177cm" svg:y="5.213cm">
            <draw:text-box>
              <text:p text:style-name="P2"><text:span text:style-name="T1">rlatu(j)</text:span></text:p>
            </draw:text-box>
          </draw:frame>
          <draw:line draw:style-name="gr5" draw:text-style-name="P4" draw:layer="layout" svg:x1="1.777cm" svg:y1="2.1cm" svg:x2="4.777cm" svg:y2="2.1cm">
            <text:p text:style-name="P2"/>
          </draw:line>
          <draw:frame draw:style-name="gr2" draw:text-style-name="P3" draw:layer="layout" svg:width="1.175cm" svg:height="0.374cm" svg:x="0.577cm" svg:y="1.9cm">
            <draw:text-box>
              <text:p text:style-name="P2"><text:span text:style-name="T1">pls(i,j,l)</text:span></text:p>
            </draw:text-box>
          </draw:frame>
          <draw:line draw:style-name="gr6" draw:text-style-name="P1" draw:layer="layout" svg:x1="2.977cm" svg:y1="3.6cm" svg:x2="1.877cm" svg:y2="3.6cm">
            <text:p text:style-name="P2"/>
          </draw:line>
          <draw:frame draw:style-name="gr2" draw:text-style-name="P3" draw:layer="layout" svg:width="1.327cm" svg:height="0.374cm" svg:x="0.45cm" svg:y="3.358cm">
            <draw:text-box>
              <text:p text:style-name="P2"><text:span text:style-name="T1">p3d(i,j,l)</text:span></text:p>
            </draw:text-box>
          </draw:frame>
          <draw:line draw:style-name="gr6" draw:text-style-name="P1" draw:layer="layout" svg:x1="3.027cm" svg:y1="1.1cm" svg:x2="1.927cm" svg:y2="1.1cm">
            <text:p text:style-name="P2"/>
          </draw:line>
          <draw:frame draw:style-name="gr2" draw:text-style-name="P3" draw:layer="layout" svg:width="1.797cm" svg:height="0.374cm" svg:x="0.1cm" svg:y="0.858cm">
            <draw:text-box>
              <text:p text:style-name="P2"><text:span text:style-name="T1">p3d(i,j,l+1)</text:span></text:p>
            </draw:text-box>
          </draw:frame>
          <draw:line draw:style-name="gr7" draw:text-style-name="P1" draw:layer="layout" svg:x1="2.5cm" svg:y1="0.5cm" svg:x2="2.5cm" svg:y2="4.5cm">
            <text:p text:style-name="P2"/>
          </draw:line>
          <draw:line draw:style-name="gr7" draw:text-style-name="P1" draw:layer="layout" svg:x1="3.95cm" svg:y1="0.5cm" svg:x2="3.95cm" svg:y2="4.5cm">
            <text:p text:style-name="P2"/>
          </draw:line>
          <draw:line draw:style-name="gr7" draw:text-style-name="P1" draw:layer="layout" svg:x1="5.4cm" svg:y1="0.5cm" svg:x2="5.4cm" svg:y2="4.5cm">
            <text:p text:style-name="P2"/>
          </draw:line>
          <draw:line draw:style-name="gr7" draw:text-style-name="P1" draw:layer="layout" svg:x1="6.85cm" svg:y1="0.5cm" svg:x2="6.85cm" svg:y2="4.5cm">
            <text:p text:style-name="P2"/>
          </draw:line>
          <draw:line draw:style-name="gr7" draw:text-style-name="P1" draw:layer="layout" svg:x1="2.4cm" svg:y1="0.7cm" svg:x2="6.9cm" svg:y2="0.7cm">
            <text:p text:style-name="P2"/>
          </draw:line>
          <draw:line draw:style-name="gr7" draw:text-style-name="P1" draw:layer="layout" svg:x1="2.4cm" svg:y1="1.7cm" svg:x2="6.9cm" svg:y2="1.7cm">
            <text:p text:style-name="P2"/>
          </draw:line>
          <draw:line draw:style-name="gr7" draw:text-style-name="P1" draw:layer="layout" svg:x1="2.4cm" svg:y1="2.7cm" svg:x2="6.9cm" svg:y2="2.7cm">
            <text:p text:style-name="P2"/>
          </draw:line>
          <draw:line draw:style-name="gr7" draw:text-style-name="P1" draw:layer="layout" svg:x1="2.4cm" svg:y1="3.7cm" svg:x2="6.9cm" svg:y2="3.7cm">
            <text:p text:style-name="P2"/>
          </draw:line>
          <draw:line draw:style-name="gr6" draw:text-style-name="P1" draw:layer="layout" svg:x1="2.972cm" svg:y1="3.6cm" svg:x2="2.972cm" svg:y2="5.1cm">
            <text:p text:style-name="P2"/>
          </draw:line>
          <draw:line draw:style-name="gr6" draw:text-style-name="P1" draw:layer="layout" svg:x1="6.472cm" svg:y1="3.6cm" svg:x2="6.472cm" svg:y2="5.1cm">
            <text:p text:style-name="P2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9-10T13:51:55</meta:creation-date>
    <dc:date>2007-09-14T15:45:32</dc:date>
    <dc:language>fr-FR</dc:language>
    <meta:editing-cycles>17</meta:editing-cycles>
    <meta:editing-duration>PT4H31M48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